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8A000001E43B4384ED3C866395.png" manifest:media-type="image/png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6cm" fo:min-width="5.4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82cm" fo:min-width="10.468cm" fo:padding-top="0.142cm" fo:padding-bottom="0.142cm" fo:padding-left="0.267cm" fo:padding-right="0.267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8cm" fo:min-width="1.876cm" fo:padding-top="0.142cm" fo:padding-bottom="0.142cm" fo:padding-left="0.267cm" fo:padding-right="0.267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fill-color="#000000" draw:textarea-vertical-align="middle" draw:ole-draw-aspect="1" style:protect="size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1.022cm" fo:padding-top="0.142cm" fo:padding-bottom="0.142cm" fo:padding-left="0.267cm" fo:padding-right="0.267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cm" fo:min-width="0.3cm"/>
    </style:style>
    <style:style style:name="gr15" style:family="graphic" style:parent-style-name="objectwithoutfill">
      <style:graphic-properties svg:stroke-width="0.035cm" svg:stroke-color="#ed1c2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55cm" fo:min-width="0.5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55cm" fo:min-width="0.5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1.093cm" fo:min-width="0.862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1.35cm" fo:min-width="0.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18pt" fo:background-color="#ed1c24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6cm" svg:height="0.4cm" draw:transform="rotate (0.00558505360638185) translate (10cm 9.61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0.4cm" draw:transform="rotate (0.00558505360638185) translate (9.998cm 9.217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998cm" svg:y1="9.2cm" svg:x2="13cm" svg:y2="9.6cm">
            <text:p/>
          </draw:line>
        </draw:g>
        <draw:line draw:style-name="gr2" draw:text-style-name="P1" draw:layer="layout" svg:x1="9.998cm" svg:y1="9.183cm" svg:x2="14.8cm" svg:y2="5.6cm">
          <text:p/>
        </draw:line>
        <draw:line draw:style-name="gr2" draw:text-style-name="P1" draw:layer="layout" svg:x1="16.002cm" svg:y1="10.017cm" svg:x2="20.804cm" svg:y2="6.434cm">
          <text:p/>
        </draw:line>
        <draw:line draw:style-name="gr2" draw:text-style-name="P1" draw:layer="layout" svg:x1="15.998cm" svg:y1="9.183cm" svg:x2="20.8cm" svg:y2="5.6cm">
          <text:p/>
        </draw:line>
        <draw:line draw:style-name="gr2" draw:text-style-name="P1" draw:layer="layout" svg:x1="14.8cm" svg:y1="5.6cm" svg:x2="20.8cm" svg:y2="5.6cm">
          <text:p/>
        </draw:line>
        <draw:line draw:style-name="gr2" draw:text-style-name="P1" draw:layer="layout" svg:x1="20.804cm" svg:y1="6.434cm" svg:x2="20.8cm" svg:y2="5.6cm">
          <text:p/>
        </draw:line>
        <draw:line draw:style-name="gr3" draw:text-style-name="P1" draw:layer="layout" svg:x1="10.598cm" svg:y1="11.4cm" svg:x2="20cm" svg:y2="4.4cm">
          <text:p/>
        </draw:line>
        <draw:line draw:style-name="gr2" draw:text-style-name="P1" draw:layer="layout" svg:x1="16.002cm" svg:y1="9.617cm" svg:x2="20.804cm" svg:y2="6.034cm">
          <text:p/>
        </draw:line>
        <draw:g>
          <draw:custom-shape draw:style-name="gr1" draw:text-style-name="P1" draw:layer="layout" svg:width="6cm" svg:height="0.4cm" draw:transform="rotate (0.00558505360638185) translate (10cm 9.61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0.4cm" draw:transform="rotate (0.00558505360638185) translate (9.998cm 9.217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998cm" svg:y1="9.2cm" svg:x2="13cm" svg:y2="9.6cm">
            <text:p/>
          </draw:line>
        </draw:g>
        <draw:line draw:style-name="gr2" draw:text-style-name="P1" draw:layer="layout" svg:x1="9.998cm" svg:y1="9.183cm" svg:x2="14.8cm" svg:y2="5.6cm">
          <text:p/>
        </draw:line>
        <draw:line draw:style-name="gr2" draw:text-style-name="P1" draw:layer="layout" svg:x1="16.002cm" svg:y1="10.017cm" svg:x2="20.804cm" svg:y2="6.434cm">
          <text:p/>
        </draw:line>
        <draw:line draw:style-name="gr2" draw:text-style-name="P1" draw:layer="layout" svg:x1="15.998cm" svg:y1="9.183cm" svg:x2="20.8cm" svg:y2="5.6cm">
          <text:p/>
        </draw:line>
        <draw:line draw:style-name="gr2" draw:text-style-name="P1" draw:layer="layout" svg:x1="14.8cm" svg:y1="5.6cm" svg:x2="20.8cm" svg:y2="5.6cm">
          <text:p/>
        </draw:line>
        <draw:line draw:style-name="gr2" draw:text-style-name="P1" draw:layer="layout" svg:x1="20.804cm" svg:y1="6.434cm" svg:x2="20.8cm" svg:y2="5.6cm">
          <text:p/>
        </draw:line>
        <draw:line draw:style-name="gr3" draw:text-style-name="P1" draw:layer="layout" svg:x1="10.598cm" svg:y1="11.4cm" svg:x2="20cm" svg:y2="4.4cm">
          <text:p/>
        </draw:line>
        <draw:line draw:style-name="gr2" draw:text-style-name="P1" draw:layer="layout" svg:x1="16.002cm" svg:y1="9.617cm" svg:x2="20.804cm" svg:y2="6.034cm">
          <text:p/>
        </draw:line>
        <draw:line draw:style-name="gr2" draw:text-style-name="P1" draw:layer="layout" svg:x1="15.604cm" svg:y1="17.45cm" svg:x2="15.606cm" svg:y2="17.85cm">
          <text:p/>
        </draw:line>
        <draw:line draw:style-name="gr2" draw:text-style-name="P1" draw:layer="layout" svg:x1="7.398cm" svg:y1="17.417cm" svg:x2="12.2cm" svg:y2="13.834cm">
          <text:p/>
        </draw:line>
        <draw:line draw:style-name="gr2" draw:text-style-name="P1" draw:layer="layout" svg:x1="18.398cm" svg:y1="17.383cm" svg:x2="23.2cm" svg:y2="13.8cm">
          <text:p/>
        </draw:line>
        <draw:line draw:style-name="gr2" draw:text-style-name="P1" draw:layer="layout" svg:x1="23.2cm" svg:y1="14.234cm" svg:x2="23.196cm" svg:y2="13.834cm">
          <text:p/>
        </draw:line>
        <draw:line draw:style-name="gr2" draw:text-style-name="P1" draw:layer="layout" svg:x1="15.604cm" svg:y1="17.417cm" svg:x2="20.406cm" svg:y2="13.834cm">
          <text:p/>
        </draw:line>
        <draw:custom-shape draw:style-name="gr4" draw:text-style-name="P1" draw:layer="layout" svg:width="11.002cm" svg:height="0.366cm" draw:transform="rotate (0.00558505360638185) translate (7.398cm 17.478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7.417cm" svg:x2="14.802cm" svg:y2="13.834cm">
          <text:p/>
        </draw:line>
        <draw:line draw:style-name="gr2" draw:text-style-name="P1" draw:layer="layout" svg:x1="18.398cm" svg:y1="17.817cm" svg:x2="23.2cm" svg:y2="14.234cm">
          <text:p/>
        </draw:line>
        <draw:line draw:style-name="gr2" draw:text-style-name="P1" draw:layer="layout" svg:x1="12.2cm" svg:y1="13.834cm" svg:x2="23.2cm" svg:y2="13.8cm">
          <text:p/>
        </draw:line>
        <draw:line draw:style-name="gr3" draw:text-style-name="P1" draw:layer="layout" svg:x1="10.2cm" svg:y1="19.4cm" svg:x2="19.602cm" svg:y2="12.4cm">
          <text:p/>
        </draw:line>
        <draw:line draw:style-name="gr2" draw:text-style-name="P1" draw:layer="layout" svg:x1="15.604cm" svg:y1="17.417cm" svg:x2="20.406cm" svg:y2="13.834cm">
          <text:p/>
        </draw:line>
        <draw:line draw:style-name="gr2" draw:text-style-name="P1" draw:layer="layout" svg:x1="13cm" svg:y1="9.183cm" svg:x2="17.802cm" svg:y2="5.6cm">
          <text:p/>
        </draw:line>
        <draw:line draw:style-name="gr2" draw:text-style-name="P1" draw:layer="layout" svg:x1="9.998cm" svg:y1="17.417cm" svg:x2="10cm" svg:y2="17.817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1" draw:layer="layout" svg:width="5cm" svg:height="3.72cm" draw:transform="skewX (-1.00095280553186E-016) rotate (0.691150383789755) translate (8.4cm 8.787cm)">
          <draw:image xlink:href="Pictures/100002010000028A000001E43B4384ED3C866395.png" xlink:type="simple" xlink:show="embed" xlink:actuate="onLoad">
            <text:p/>
          </draw:image>
        </draw:frame>
        <draw:custom-shape draw:style-name="gr7" draw:text-style-name="P1" draw:layer="layout" svg:width="3.408cm" svg:height="3.2cm" svg:x="8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10.158cm" svg:y="15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408cm" svg:y1="15.192cm" svg:x2="12.008cm" svg:y2="12.992cm">
          <text:p/>
        </draw:line>
        <draw:line draw:style-name="gr10" draw:text-style-name="P1" draw:layer="layout" svg:x1="12.792cm" svg:y1="6.592cm" svg:x2="14.4cm" svg:y2="7.8cm">
          <text:p/>
        </draw:line>
        <draw:frame draw:style-name="gr11" draw:text-style-name="P4" draw:layer="layout" svg:width="3.593cm" svg:height="0.855cm" svg:x="8.407cm" svg:y="6.3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5" draw:layer="layout" svg:width="0.767cm" svg:height="0.855cm" svg:x="13.8cm" svg:y="6.3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3" draw:layer="layout" svg:width="0.001cm" svg:height="0.001cm" svg:x="11.39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001cm" svg:height="0.001cm" svg:x="14.192cm" svg:y="9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2cm" svg:height="2cm" svg:x="9.21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8cm" svg:height="0.4cm" svg:x="11.616cm" svg:y="12.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1cm" svg:y1="9cm" svg:x2="12.792cm" svg:y2="6.592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6" draw:text-style-name="P1" draw:layer="layout" svg:x1="8cm" svg:y1="8cm" svg:x2="16cm" svg:y2="8cm">
          <text:p/>
        </draw:line>
        <draw:custom-shape draw:style-name="gr17" draw:text-style-name="P6" draw:layer="layout" svg:width="1cm" svg:height="0.8cm" svg:x="7.8cm" svg:y="7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0.8cm" svg:x="15.4cm" svg:y="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cm" svg:height="1.973cm" svg:x="11cm" svg:y="7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1cm" svg:y1="8cm" svg:x2="11cm" svg:y2="11.2cm">
          <text:p/>
        </draw:line>
        <draw:custom-shape draw:style-name="gr21" draw:text-style-name="P6" draw:layer="layout" svg:width="1.2cm" svg:height="1.6cm" svg:x="10.4cm" svg:y="1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4cm" svg:height="0.4cm" svg:x="11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.16cm" svg:height="0.709cm" svg:x="7.392cm" svg:y="6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5" draw:layer="layout" svg:width="2.16cm" svg:height="0.709cm" svg:x="15cm" svg:y="6.40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5" draw:layer="layout" svg:width="2.172cm" svg:height="0.709cm" svg:x="11.8cm" svg:y="11.60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5" draw:layer="layout" svg:width="2.153cm" svg:height="0.709cm" svg:x="13.01cm" svg:y="8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5" draw:layer="layout" svg:width="2.311cm" svg:height="0.627cm" svg:x="10.889cm" svg:y="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07:43:57.311165425</meta:creation-date>
    <dc:date>2018-01-21T22:37:21.055291555</dc:date>
    <meta:editing-duration>PT13M48S</meta:editing-duration>
    <meta:editing-cycles>3</meta:editing-cycles>
    <meta:generator>LibreOffice/5.4.4.2$Linux_X86_64 LibreOffice_project/40m0$Build-2</meta:generator>
    <meta:document-statistic meta:object-count="86"/>
  </office:meta>
</office:document-meta>
</file>

<file path=Object 1/content.xml><?xml version="1.0" encoding="utf-8"?>
<math xmlns="http://www.w3.org/1998/Math/MathML" display="block">
  <semantics>
    <mstyle color="red">
      <mrow>
        <mrow>
          <mi>r</mi>
          <mo stretchy="false">=</mo>
          <mn>175</mn>
        </mrow>
        <mi mathvariant="italic">mm</mi>
      </mrow>
    </mstyle>
    <annotation encoding="StarMath 5.0">color red {r = 175mm}</annotation>
  </semantics>
</math>
</file>

<file path=Object 2/content.xml><?xml version="1.0" encoding="utf-8"?>
<math xmlns="http://www.w3.org/1998/Math/MathML" display="block">
  <semantics>
    <mrow>
      <mrow>
        <msub>
          <mi>m</mi>
          <mn>1</mn>
        </msub>
        <mo stretchy="false">=</mo>
        <mn>1</mn>
      </mrow>
      <mi mathvariant="italic">kg</mi>
    </mrow>
    <annotation encoding="StarMath 5.0">m_1 = 1kg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row>
        <msub>
          <mi>m</mi>
          <mn>2</mn>
        </msub>
        <mo stretchy="false">=</mo>
        <mn>1</mn>
      </mrow>
      <mi mathvariant="italic">kg</mi>
    </mrow>
    <annotation encoding="StarMath 5.0">m_2 = 1kg</annotation>
  </semantics>
</math>
</file>

<file path=Object 5/content.xml><?xml version="1.0" encoding="utf-8"?>
<math xmlns="http://www.w3.org/1998/Math/MathML" display="block">
  <semantics>
    <mrow>
      <mrow>
        <msub>
          <mi>m</mi>
          <mn>3</mn>
        </msub>
        <mo stretchy="false">=</mo>
        <mn>5</mn>
      </mrow>
      <mi mathvariant="italic">kg</mi>
    </mrow>
    <annotation encoding="StarMath 5.0">m_3 = 5kg</annotation>
  </semantics>
</math>
</file>

<file path=Object 6/content.xml><?xml version="1.0" encoding="utf-8"?>
<math xmlns="http://www.w3.org/1998/Math/MathML" display="block">
  <semantics>
    <mrow>
      <mrow>
        <msub>
          <mi>m</mi>
          <mi>s</mi>
        </msub>
        <mo stretchy="false">=</mo>
        <mn>3</mn>
      </mrow>
      <mi mathvariant="italic">kg</mi>
    </mrow>
    <annotation encoding="StarMath 5.0">m_s = 3kg</annotation>
  </semantics>
</math>
</file>

<file path=Object 8/content.xml><?xml version="1.0" encoding="utf-8"?>
<math xmlns="http://www.w3.org/1998/Math/MathML" display="block">
  <semantics>
    <mrow>
      <mrow>
        <mi>d</mi>
        <mo stretchy="false">=</mo>
        <mn>40</mn>
      </mrow>
      <mi mathvariant="italic">cm</mi>
    </mrow>
    <annotation encoding="StarMath 5.0">d = 40cm</annotation>
  </semantics>
</math>
</file>